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1.027cm"/>
    </style:style>
    <style:style style:name="co5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3.607cm"/>
    </style:style>
    <style:style style:name="co7" style:family="table-column">
      <style:table-column-properties fo:break-before="auto" style:column-width="1.275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1.221cm"/>
    </style:style>
    <style:style style:name="co10" style:family="table-column">
      <style:table-column-properties fo:break-before="auto" style:column-width="2.4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oglio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visibility="collapse" table:default-cell-style-name="Default"/>
        <table:table-column table:style-name="co10" table:visibility="collapse" table:default-cell-style-name="Default"/>
        <table:table-column table:style-name="co1" table:visibility="collapse" table:number-columns-repeated="16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01-20-2017</text:p>
          </table:table-cell>
          <table:table-cell table:number-columns-repeated="2" table:style-name="ce3"/>
          <table:table-cell/>
          <table:table-cell office:value-type="float" office:value="14">
            <text:p>14</text:p>
          </table:table-cell>
          <table:table-cell table:style-name="ce3" office:value-type="float" office:value="18.5">
            <text:p>18,5</text:p>
          </table:table-cell>
          <table:table-cell/>
          <table:table-cell table:formula="of:=SUM([.C1];-[.B1])+SUM([.F1];-[.E1])" office:value-type="float" office:value="4.5">
            <text:p>4,5</text:p>
          </table:table-cell>
          <table:table-cell table:number-columns-repeated="169"/>
        </table:table-row>
        <table:table-row table:style-name="ro1">
          <table:table-cell table:style-name="ce1" office:value-type="string">
            <text:p>01-27-2017</text:p>
          </table:table-cell>
          <table:table-cell table:number-columns-repeated="2"/>
          <table:table-cell/>
          <table:table-cell table:style-name="Default" office:value-type="float" office:value="13">
            <text:p>13</text:p>
          </table:table-cell>
          <table:table-cell office:value-type="float" office:value="18.5">
            <text:p>18,5</text:p>
          </table:table-cell>
          <table:table-cell/>
          <table:table-cell table:formula="of:=SUM([.C2];-[.B2])+SUM([.F2];-[.E2])" office:value-type="float" office:value="5.5">
            <text:p>5,5</text:p>
          </table:table-cell>
          <table:table-cell table:number-columns-repeated="169"/>
        </table:table-row>
        <table:table-row table:style-name="ro1">
          <table:table-cell table:style-name="ce1" office:value-type="string">
            <text:p>02-24-2017</text:p>
          </table:table-cell>
          <table:table-cell table:number-columns-repeated="2"/>
          <table:table-cell/>
          <table:table-cell table:style-name="Default"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SUM([.C3];-[.B3])+SUM([.F3];-[.E3])" office:value-type="float" office:value="4">
            <text:p>4</text:p>
          </table:table-cell>
          <table:table-cell table:number-columns-repeated="169"/>
        </table:table-row>
        <table:table-row table:style-name="ro1">
          <table:table-cell office:value-type="string">
            <text:p>02-28-2017</text:p>
          </table:table-cell>
          <table:table-cell table:number-columns-repeated="2"/>
          <table:table-cell/>
          <table:table-cell table:style-name="Default" office:value-type="float" office:value="16">
            <text:p>16</text:p>
          </table:table-cell>
          <table:table-cell office:value-type="float" office:value="18.5">
            <text:p>18,5</text:p>
          </table:table-cell>
          <table:table-cell/>
          <table:table-cell table:formula="of:=SUM([.C4];-[.B4])+SUM([.F4];-[.E4])" office:value-type="float" office:value="2.5">
            <text:p>2,5</text:p>
          </table:table-cell>
          <table:table-cell table:number-columns-repeated="169"/>
        </table:table-row>
        <table:table-row table:style-name="ro1">
          <table:table-cell office:value-type="date" office:date-value="2017-03-01">
            <text:p>03-01-2017</text:p>
          </table:table-cell>
          <table:table-cell table:number-columns-repeated="2"/>
          <table:table-cell/>
          <table:table-cell table:style-name="Default" office:value-type="float" office:value="16">
            <text:p>16</text:p>
          </table:table-cell>
          <table:table-cell office:value-type="float" office:value="18.5">
            <text:p>18,5</text:p>
          </table:table-cell>
          <table:table-cell/>
          <table:table-cell table:formula="of:=SUM([.C5];-[.B5])+SUM([.F5];-[.E5])" office:value-type="float" office:value="2.5">
            <text:p>2,5</text:p>
          </table:table-cell>
          <table:table-cell table:number-columns-repeated="169"/>
        </table:table-row>
        <table:table-row table:style-name="ro1">
          <table:table-cell office:value-type="date" office:date-value="2017-03-03">
            <text:p>03-03-2017</text:p>
          </table:table-cell>
          <table:table-cell table:number-columns-repeated="2"/>
          <table:table-cell/>
          <table:table-cell table:style-name="Default" office:value-type="float" office:value="14.5">
            <text:p>14,5</text:p>
          </table:table-cell>
          <table:table-cell office:value-type="float" office:value="18.5">
            <text:p>18,5</text:p>
          </table:table-cell>
          <table:table-cell/>
          <table:table-cell table:formula="of:=SUM([.C6];-[.B6])+SUM([.F6];-[.E6])" office:value-type="float" office:value="4">
            <text:p>4</text:p>
          </table:table-cell>
          <table:table-cell table:number-columns-repeated="166"/>
          <table:table-cell table:formula="of:=SUM([.H1:.H6])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7-03-06">
            <text:p>03-06-20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Default"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SUM([.C7];-[.B7])+SUM([.F7];-[.E7])" office:value-type="float" office:value="3">
            <text:p>3</text:p>
          </table:table-cell>
          <table:table-cell table:number-columns-repeated="169"/>
        </table:table-row>
        <table:table-row table:style-name="ro1">
          <table:table-cell office:value-type="date" office:date-value="2017-03-07">
            <text:p>03-07-2017</text:p>
          </table:table-cell>
          <table:table-cell table:number-columns-repeated="2"/>
          <table:table-cell/>
          <table:table-cell table:style-name="Default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8];-[.B8])+SUM([.F8];-[.E8])" office:value-type="float" office:value="2">
            <text:p>2</text:p>
          </table:table-cell>
          <table:table-cell table:number-columns-repeated="169"/>
        </table:table-row>
        <table:table-row table:style-name="ro1">
          <table:table-cell office:value-type="date" office:date-value="2017-03-08">
            <text:p>03-08-201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Default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SUM([.C9];-[.B9])+SUM([.F9];-[.E9])" office:value-type="float" office:value="4.5">
            <text:p>4,5</text:p>
          </table:table-cell>
          <table:table-cell table:number-columns-repeated="169"/>
        </table:table-row>
        <table:table-row table:style-name="ro1">
          <table:table-cell office:value-type="date" office:date-value="2017-03-09">
            <text:p>03-09-2017</text:p>
          </table:table-cell>
          <table:table-cell table:number-columns-repeated="2"/>
          <table:table-cell/>
          <table:table-cell table:style-name="Default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10];-[.B10])+SUM([.F10];-[.E10])" office:value-type="float" office:value="2">
            <text:p>2</text:p>
          </table:table-cell>
          <table:table-cell table:number-columns-repeated="169"/>
        </table:table-row>
        <table:table-row table:style-name="ro1">
          <table:table-cell office:value-type="date" office:date-value="2017-03-10">
            <text:p>03-10-2017</text:p>
          </table:table-cell>
          <table:table-cell table:number-columns-repeated="2"/>
          <table:table-cell/>
          <table:table-cell table:style-name="Default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SUM([.C11];-[.B11])+SUM([.F11];-[.E11])" office:value-type="float" office:value="3.5">
            <text:p>3,5</text:p>
          </table:table-cell>
          <table:table-cell table:number-columns-repeated="166"/>
          <table:table-cell table:formula="of:=SUM([.H7:.H11])"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date" office:date-value="2017-03-13">
            <text:p>03-13-20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Default"/>
          <table:table-cell/>
          <table:table-cell/>
          <table:table-cell table:formula="of:=SUM([.C12];-[.B12])+SUM([.F12];-[.E12])" office:value-type="float" office:value="2">
            <text:p>2</text:p>
          </table:table-cell>
          <table:table-cell table:number-columns-repeated="169"/>
        </table:table-row>
        <table:table-row table:style-name="ro1">
          <table:table-cell office:value-type="date" office:date-value="2017-03-14">
            <text:p>03-14-2017</text:p>
          </table:table-cell>
          <table:table-cell table:number-columns-repeated="2"/>
          <table:table-cell/>
          <table:table-cell table:style-name="Default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13];-[.B13])+SUM([.F13];-[.E13])" office:value-type="float" office:value="2">
            <text:p>2</text:p>
          </table:table-cell>
          <table:table-cell table:number-columns-repeated="169"/>
        </table:table-row>
        <table:table-row table:style-name="ro1">
          <table:table-cell office:value-type="date" office:date-value="2017-03-15">
            <text:p>03-15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Default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14];-[.B14])+SUM([.F14];-[.E14])" office:value-type="float" office:value="4">
            <text:p>4</text:p>
          </table:table-cell>
          <table:table-cell table:number-columns-repeated="169"/>
        </table:table-row>
        <table:table-row table:style-name="ro1">
          <table:table-cell office:value-type="date" office:date-value="2017-03-16">
            <text:p>03-16-2017</text:p>
          </table:table-cell>
          <table:table-cell table:number-columns-repeated="2"/>
          <table:table-cell/>
          <table:table-cell table:style-name="Default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15];-[.B15])+SUM([.F15];-[.E15])" office:value-type="float" office:value="2">
            <text:p>2</text:p>
          </table:table-cell>
          <table:table-cell table:number-columns-repeated="169"/>
        </table:table-row>
        <table:table-row table:style-name="ro1">
          <table:table-cell office:value-type="date" office:date-value="2017-03-17">
            <text:p>03-17-2017</text:p>
          </table:table-cell>
          <table:table-cell table:number-columns-repeated="2"/>
          <table:table-cell/>
          <table:table-cell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SUM([.C16];-[.B16])+SUM([.F16];-[.E16])" office:value-type="float" office:value="3.5">
            <text:p>3,5</text:p>
          </table:table-cell>
          <table:table-cell table:number-columns-repeated="166"/>
          <table:table-cell table:formula="of:=SUM([.H12:.H16])" office:value-type="float" office:value="13.5">
            <text:p>13,5</text:p>
          </table:table-cell>
          <table:table-cell table:number-columns-repeated="2"/>
        </table:table-row>
        <table:table-row table:style-name="ro1">
          <table:table-cell office:value-type="date" office:date-value="2017-03-20">
            <text:p>03-20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number-columns-repeated="2"/>
          <table:table-cell/>
          <table:table-cell table:formula="of:=SUM([.C17];-[.B17])+SUM([.F17];-[.E17])" office:value-type="float" office:value="2">
            <text:p>2</text:p>
          </table:table-cell>
          <table:table-cell table:number-columns-repeated="169"/>
        </table:table-row>
        <table:table-row table:style-name="ro1">
          <table:table-cell office:value-type="date" office:date-value="2017-03-21">
            <text:p>03-21-2017</text:p>
          </table:table-cell>
          <table:table-cell table:number-columns-repeated="2"/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18];-[.B18])+SUM([.F18];-[.E18])" office:value-type="float" office:value="2">
            <text:p>2</text:p>
          </table:table-cell>
          <table:table-cell table:number-columns-repeated="169"/>
        </table:table-row>
        <table:table-row table:style-name="ro1">
          <table:table-cell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19];-[.B19])+SUM([.F19];-[.E19])" office:value-type="float" office:value="4">
            <text:p>4</text:p>
          </table:table-cell>
          <table:table-cell table:number-columns-repeated="169"/>
        </table:table-row>
        <table:table-row table:style-name="ro1">
          <table:table-cell office:value-type="date" office:date-value="2017-03-23">
            <text:p>03-23-2017</text:p>
          </table:table-cell>
          <table:table-cell table:number-columns-repeated="2"/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20];-[.B20])+SUM([.F20];-[.E20])" office:value-type="float" office:value="2">
            <text:p>2</text:p>
          </table:table-cell>
          <table:table-cell table:number-columns-repeated="169"/>
        </table:table-row>
        <table:table-row table:style-name="ro1">
          <table:table-cell office:value-type="date" office:date-value="2017-03-24">
            <text:p>03-24-2017</text:p>
          </table:table-cell>
          <table:table-cell table:number-columns-repeated="2"/>
          <table:table-cell/>
          <table:table-cell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SUM([.C21];-[.B21])+SUM([.F21];-[.E21])" office:value-type="float" office:value="3.5">
            <text:p>3,5</text:p>
          </table:table-cell>
          <table:table-cell table:number-columns-repeated="166"/>
          <table:table-cell table:formula="of:=SUM([.H17:.H21])" office:value-type="float" office:value="13.5">
            <text:p>13,5</text:p>
          </table:table-cell>
          <table:table-cell table:number-columns-repeated="2"/>
        </table:table-row>
        <table:table-row table:style-name="ro1">
          <table:table-cell office:value-type="date" office:date-value="2017-03-27">
            <text:p>03-27-20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number-columns-repeated="2"/>
          <table:table-cell/>
          <table:table-cell table:formula="of:=SUM([.C22];-[.B22])+SUM([.F22];-[.E22])" office:value-type="float" office:value="2">
            <text:p>2</text:p>
          </table:table-cell>
          <table:table-cell table:number-columns-repeated="169"/>
        </table:table-row>
        <table:table-row table:style-name="ro1">
          <table:table-cell office:value-type="date" office:date-value="2017-03-28">
            <text:p>03-28-2017</text:p>
          </table:table-cell>
          <table:table-cell table:number-columns-repeated="2"/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23];-[.B23])+SUM([.F23];-[.E23])" office:value-type="float" office:value="2">
            <text:p>2</text:p>
          </table:table-cell>
          <table:table-cell table:number-columns-repeated="169"/>
        </table:table-row>
        <table:table-row table:style-name="ro1">
          <table:table-cell office:value-type="date" office:date-value="2017-03-29">
            <text:p>03-29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Default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24];-[.B24])+SUM([.F24];-[.E24])" office:value-type="float" office:value="4">
            <text:p>4</text:p>
          </table:table-cell>
          <table:table-cell table:number-columns-repeated="169"/>
        </table:table-row>
        <table:table-row table:style-name="ro1">
          <table:table-cell office:value-type="date" office:date-value="2017-03-30">
            <text:p>03-30-2017</text:p>
          </table:table-cell>
          <table:table-cell table:number-columns-repeated="2"/>
          <table:table-cell/>
          <table:table-cell table:style-name="Default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25];-[.B25])+SUM([.F25];-[.E25])" office:value-type="float" office:value="2">
            <text:p>2</text:p>
          </table:table-cell>
          <table:table-cell table:number-columns-repeated="169"/>
        </table:table-row>
        <table:table-row table:style-name="ro1">
          <table:table-cell office:value-type="date" office:date-value="2017-03-31">
            <text:p>03-31-2017</text:p>
          </table:table-cell>
          <table:table-cell table:number-columns-repeated="2"/>
          <table:table-cell/>
          <table:table-cell table:style-name="Default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SUM([.C26];-[.B26])+SUM([.F26];-[.E26])" office:value-type="float" office:value="3.5">
            <text:p>3,5</text:p>
          </table:table-cell>
          <table:table-cell table:number-columns-repeated="166"/>
          <table:table-cell table:formula="of:=SUM([.H22:.H26])" office:value-type="float" office:value="13.5">
            <text:p>13,5</text:p>
          </table:table-cell>
          <table:table-cell table:number-columns-repeated="2"/>
        </table:table-row>
        <table:table-row table:style-name="ro1">
          <table:table-cell office:value-type="date" office:date-value="2017-04-03">
            <text:p>04-03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number-columns-repeated="2"/>
          <table:table-cell/>
          <table:table-cell table:formula="of:=SUM([.C27];-[.B27])+SUM([.F27];-[.E27])" office:value-type="float" office:value="2">
            <text:p>2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formula="of:=([.K27]-[.J27])+([.N27]-[.M27])" office:value-type="float" office:value="0">
            <text:p>0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S27]-[.R27])+([.V27]-[.U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A27]-[.Z27])+([.AD27]-[.AC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I27]-[.AH27])+([.AL27]-[.AK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Q27]-[.AP27])+([.AT27]-[.AS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Y27]-[.AX27])+([.BB27]-[.BA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BG27]-[.BF27])+([.BJ27]-[.BI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BO27]-[.BN27])+([.BR27]-[.BQ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BW27]-[.BV27])+([.BZ27]-[.BY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CE27]-[.CD27])+([.CH27]-[.CG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CM27]-[.CL27])+([.CP27]-[.CO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CU27]-[.CT27])+([.CX27]-[.CW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DC27]-[.DB27])+([.DF27]-[.DE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DK27]-[.DJ27])+([.DN27]-[.DM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DS27]-[.DR27])+([.DV27]-[.DU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A27]-[.DZ27])+([.ED27]-[.EC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I27]-[.EH27])+([.EL27]-[.EK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Q27]-[.EP27])+([.ET27]-[.ES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Y27]-[.EX27])+([.FB27]-[.FA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FG27]-[.FF27])+([.FJ27]-[.FI27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date" office:date-value="2017-04-04">
            <text:p>04-04-2017</text:p>
          </table:table-cell>
          <table:table-cell table:number-columns-repeated="2"/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28];-[.B28])+SUM([.F28];-[.E28])" office:value-type="float" office:value="2">
            <text:p>2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formula="of:=([.K28]-[.J28])+([.N28]-[.M28])" office:value-type="float" office:value="0">
            <text:p>0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S28]-[.R28])+([.V28]-[.U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A28]-[.Z28])+([.AD28]-[.AC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I28]-[.AH28])+([.AL28]-[.AK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Q28]-[.AP28])+([.AT28]-[.AS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Y28]-[.AX28])+([.BB28]-[.BA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G28]-[.BF28])+([.BJ28]-[.BI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O28]-[.BN28])+([.BR28]-[.BQ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W28]-[.BV28])+([.BZ28]-[.BY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E28]-[.CD28])+([.CH28]-[.CG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M28]-[.CL28])+([.CP28]-[.CO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U28]-[.CT28])+([.CX28]-[.CW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C28]-[.DB28])+([.DF28]-[.DE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K28]-[.DJ28])+([.DN28]-[.DM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S28]-[.DR28])+([.DV28]-[.DU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A28]-[.DZ28])+([.ED28]-[.EC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I28]-[.EH28])+([.EL28]-[.EK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Q28]-[.EP28])+([.ET28]-[.ES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Y28]-[.EX28])+([.FB28]-[.FA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FG28]-[.FF28])+([.FJ28]-[.FI28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3"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7-04-05">
            <text:p>04-05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29];-[.B29])+SUM([.F29];-[.E29])" office:value-type="float" office:value="4">
            <text:p>4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formula="of:=([.K29]-[.J29])+([.N29]-[.M29])" office:value-type="float" office:value="0">
            <text:p>0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S29]-[.R29])+([.V29]-[.U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A29]-[.Z29])+([.AD29]-[.AC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I29]-[.AH29])+([.AL29]-[.AK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Q29]-[.AP29])+([.AT29]-[.AS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Y29]-[.AX29])+([.BB29]-[.BA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G29]-[.BF29])+([.BJ29]-[.BI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O29]-[.BN29])+([.BR29]-[.BQ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W29]-[.BV29])+([.BZ29]-[.BY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E29]-[.CD29])+([.CH29]-[.CG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M29]-[.CL29])+([.CP29]-[.CO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U29]-[.CT29])+([.CX29]-[.CW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C29]-[.DB29])+([.DF29]-[.DE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K29]-[.DJ29])+([.DN29]-[.DM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S29]-[.DR29])+([.DV29]-[.DU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A29]-[.DZ29])+([.ED29]-[.EC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I29]-[.EH29])+([.EL29]-[.EK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Q29]-[.EP29])+([.ET29]-[.ES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Y29]-[.EX29])+([.FB29]-[.FA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FG29]-[.FF29])+([.FJ29]-[.FI29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7-04-06">
            <text:p>04-06-2017</text:p>
          </table:table-cell>
          <table:table-cell table:number-columns-repeated="2"/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30];-[.B30])+SUM([.F30];-[.E30])" office:value-type="float" office:value="2">
            <text:p>2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formula="of:=([.K30]-[.J30])+([.N30]-[.M30])" office:value-type="float" office:value="0">
            <text:p>0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S30]-[.R30])+([.V30]-[.U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A30]-[.Z30])+([.AD30]-[.AC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I30]-[.AH30])+([.AL30]-[.AK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Q30]-[.AP30])+([.AT30]-[.AS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Y30]-[.AX30])+([.BB30]-[.BA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G30]-[.BF30])+([.BJ30]-[.BI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O30]-[.BN30])+([.BR30]-[.BQ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W30]-[.BV30])+([.BZ30]-[.BY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E30]-[.CD30])+([.CH30]-[.CG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M30]-[.CL30])+([.CP30]-[.CO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U30]-[.CT30])+([.CX30]-[.CW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C30]-[.DB30])+([.DF30]-[.DE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K30]-[.DJ30])+([.DN30]-[.DM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S30]-[.DR30])+([.DV30]-[.DU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A30]-[.DZ30])+([.ED30]-[.EC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I30]-[.EH30])+([.EL30]-[.EK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Q30]-[.EP30])+([.ET30]-[.ES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Y30]-[.EX30])+([.FB30]-[.FA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FG30]-[.FF30])+([.FJ30]-[.FI30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3"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7-04-07">
            <text:p>04-07-2017</text:p>
          </table:table-cell>
          <table:table-cell table:number-columns-repeated="2"/>
          <table:table-cell/>
          <table:table-cell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SUM([.C31];-[.B31])+SUM([.F31];-[.E31])" office:value-type="float" office:value="3.5">
            <text:p>3,5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formula="of:=([.K31]-[.J31])+([.N31]-[.M31])" office:value-type="float" office:value="0">
            <text:p>0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S31]-[.R31])+([.V31]-[.U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A31]-[.Z31])+([.AD31]-[.AC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I31]-[.AH31])+([.AL31]-[.AK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Q31]-[.AP31])+([.AT31]-[.AS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Y31]-[.AX31])+([.BB31]-[.BA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BG31]-[.BF31])+([.BJ31]-[.BI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BO31]-[.BN31])+([.BR31]-[.BQ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BW31]-[.BV31])+([.BZ31]-[.BY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CE31]-[.CD31])+([.CH31]-[.CG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CM31]-[.CL31])+([.CP31]-[.CO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CU31]-[.CT31])+([.CX31]-[.CW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DC31]-[.DB31])+([.DF31]-[.DE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DK31]-[.DJ31])+([.DN31]-[.DM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DS31]-[.DR31])+([.DV31]-[.DU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A31]-[.DZ31])+([.ED31]-[.EC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I31]-[.EH31])+([.EL31]-[.EK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Q31]-[.EP31])+([.ET31]-[.ES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Y31]-[.EX31])+([.FB31]-[.FA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FG31]-[.FF31])+([.FJ31]-[.FI31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3"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 table:formula="of:=SUM([.H27:.H31])" office:value-type="float" office:value="13.5">
            <text:p>13,5</text:p>
          </table:table-cell>
          <table:table-cell table:number-columns-repeated="2"/>
        </table:table-row>
        <table:table-row table:style-name="ro1">
          <table:table-cell office:value-type="date" office:date-value="2017-04-10">
            <text:p>04-10-2017</text:p>
          </table:table-cell>
          <table:table-cell table:style-name="ce3"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number-columns-repeated="2"/>
          <table:table-cell/>
          <table:table-cell table:formula="of:=SUM([.C32];-[.B32])+SUM([.F32];-[.E32])" office:value-type="float" office:value="3">
            <text:p>3</text:p>
          </table:table-cell>
          <table:table-cell table:number-columns-repeated="8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date" office:date-value="2017-04-11">
            <text:p>04-11-2017</text:p>
          </table:table-cell>
          <table:table-cell table:number-columns-repeated="2"/>
          <table:table-cell/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SUM([.C33];-[.B33])+SUM([.F33];-[.E33])" office:value-type="float" office:value="4">
            <text:p>4</text:p>
          </table:table-cell>
          <table:table-cell table:number-columns-repeated="8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date" office:date-value="2017-04-12">
            <text:p>04-1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34];-[.B34])+SUM([.F34];-[.E34])" office:value-type="float" office:value="4">
            <text:p>4</text:p>
          </table:table-cell>
          <table:table-cell table:number-columns-repeated="8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date" office:date-value="2017-04-13">
            <text:p>04-13-2017</text:p>
          </table:table-cell>
          <table:table-cell table:number-columns-repeated="2"/>
          <table:table-cell/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SUM([.C35];-[.B35])+SUM([.F35];-[.E35])" office:value-type="float" office:value="5">
            <text:p>5</text:p>
          </table:table-cell>
          <table:table-cell table:number-columns-repeated="8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formula="of:=SUM([.H1:.H35])" office:value-type="float" office:value="108">
            <text:p>108</text:p>
          </table:table-cell>
        </table:table-row>
        <table:table-row table:style-name="ro1">
          <table:table-cell office:value-type="date" office:date-value="2017-04-19">
            <text:p>04-19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36];-[.B36])+SUM([.F36];-[.E36])" office:value-type="float" office:value="4">
            <text:p>4</text:p>
          </table:table-cell>
          <table:table-cell table:number-columns-repeated="8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date" office:date-value="2017-04-20">
            <text:p>04-20-2017</text:p>
          </table:table-cell>
          <table:table-cell table:number-columns-repeated="2"/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37];-[.B37])+SUM([.F37];-[.E37])" office:value-type="float" office:value="2">
            <text:p>2</text:p>
          </table:table-cell>
          <table:table-cell table:number-columns-repeated="8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date" office:date-value="2017-04-21">
            <text:p>04-21-2017</text:p>
          </table:table-cell>
          <table:table-cell table:number-columns-repeated="2"/>
          <table:table-cell/>
          <table:table-cell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SUM([.C38];-[.B38])+SUM([.F38];-[.E38])" office:value-type="float" office:value="3.5">
            <text:p>3,5</text:p>
          </table:table-cell>
          <table:table-cell table:number-columns-repeated="8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/>
          <table:table-cell table:formula="of:=SUM([.H32:.H38])" office:value-type="float" office:value="25.5">
            <text:p>25,5</text:p>
          </table:table-cell>
          <table:table-cell table:number-columns-repeated="2"/>
        </table:table-row>
        <table:table-row table:style-name="ro1">
          <table:table-cell office:value-type="date" office:date-value="2017-04-24">
            <text:p>04-24-2017</text:p>
          </table:table-cell>
          <table:table-cell table:style-name="ce3"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number-columns-repeated="2"/>
          <table:table-cell/>
          <table:table-cell table:formula="of:=SUM([.C39];-[.B39])+SUM([.F39];-[.E39])" office:value-type="float" office:value="4">
            <text:p>4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formula="of:=([.K39]-[.J39])+([.N39]-[.M39])" office:value-type="float" office:value="0">
            <text:p>0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S39]-[.R39])+([.V39]-[.U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A39]-[.Z39])+([.AD39]-[.AC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I39]-[.AH39])+([.AL39]-[.AK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Q39]-[.AP39])+([.AT39]-[.AS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Y39]-[.AX39])+([.BB39]-[.BA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BG39]-[.BF39])+([.BJ39]-[.BI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BO39]-[.BN39])+([.BR39]-[.BQ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BW39]-[.BV39])+([.BZ39]-[.BY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CE39]-[.CD39])+([.CH39]-[.CG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CM39]-[.CL39])+([.CP39]-[.CO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CU39]-[.CT39])+([.CX39]-[.CW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DC39]-[.DB39])+([.DF39]-[.DE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DK39]-[.DJ39])+([.DN39]-[.DM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DS39]-[.DR39])+([.DV39]-[.DU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A39]-[.DZ39])+([.ED39]-[.EC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I39]-[.EH39])+([.EL39]-[.EK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Q39]-[.EP39])+([.ET39]-[.ES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Y39]-[.EX39])+([.FB39]-[.FA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FG39]-[.FF39])+([.FJ39]-[.FI39])" office:value-type="float" office:value="1.5">
            <text:p>1,5</text:p>
          </table:table-cell>
          <table:table-cell table:style-name="ce2" office:value-type="date" office:date-value="2017-03-20">
            <text:p>03-20-2017</text:p>
          </table:table-cell>
          <table:table-cell table:style-name="ce3" office:value-type="float" office:value="11.5">
            <text:p>11,5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date" office:date-value="2017-04-25">
            <text:p>04-25-2017</text:p>
          </table:table-cell>
          <table:table-cell table:number-columns-repeated="2"/>
          <table:table-cell/>
          <table:table-cell table:number-columns-repeated="2"/>
          <table:table-cell/>
          <table:table-cell table:formula="of:=SUM([.C40];-[.B40])+SUM([.F40];-[.E40])" office:value-type="float" office:value="0">
            <text:p>0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formula="of:=([.K40]-[.J40])+([.N40]-[.M40])" office:value-type="float" office:value="0">
            <text:p>0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S40]-[.R40])+([.V40]-[.U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A40]-[.Z40])+([.AD40]-[.AC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I40]-[.AH40])+([.AL40]-[.AK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Q40]-[.AP40])+([.AT40]-[.AS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Y40]-[.AX40])+([.BB40]-[.BA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G40]-[.BF40])+([.BJ40]-[.BI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O40]-[.BN40])+([.BR40]-[.BQ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W40]-[.BV40])+([.BZ40]-[.BY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E40]-[.CD40])+([.CH40]-[.CG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M40]-[.CL40])+([.CP40]-[.CO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U40]-[.CT40])+([.CX40]-[.CW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C40]-[.DB40])+([.DF40]-[.DE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K40]-[.DJ40])+([.DN40]-[.DM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S40]-[.DR40])+([.DV40]-[.DU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A40]-[.DZ40])+([.ED40]-[.EC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I40]-[.EH40])+([.EL40]-[.EK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Q40]-[.EP40])+([.ET40]-[.ES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Y40]-[.EX40])+([.FB40]-[.FA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FG40]-[.FF40])+([.FJ40]-[.FI40])" office:value-type="float" office:value="2">
            <text:p>2</text:p>
          </table:table-cell>
          <table:table-cell table:style-name="ce2" office:value-type="date" office:date-value="2017-03-21">
            <text:p>03-21-2017</text:p>
          </table:table-cell>
          <table:table-cell table:number-columns-repeated="3"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7-04-26">
            <text:p>04-26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SUM([.C41];-[.B41])+SUM([.F41];-[.E41])" office:value-type="float" office:value="6">
            <text:p>6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formula="of:=([.K41]-[.J41])+([.N41]-[.M41])" office:value-type="float" office:value="0">
            <text:p>0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S41]-[.R41])+([.V41]-[.U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A41]-[.Z41])+([.AD41]-[.AC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I41]-[.AH41])+([.AL41]-[.AK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Q41]-[.AP41])+([.AT41]-[.AS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Y41]-[.AX41])+([.BB41]-[.BA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G41]-[.BF41])+([.BJ41]-[.BI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O41]-[.BN41])+([.BR41]-[.BQ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W41]-[.BV41])+([.BZ41]-[.BY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E41]-[.CD41])+([.CH41]-[.CG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M41]-[.CL41])+([.CP41]-[.CO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U41]-[.CT41])+([.CX41]-[.CW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C41]-[.DB41])+([.DF41]-[.DE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K41]-[.DJ41])+([.DN41]-[.DM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S41]-[.DR41])+([.DV41]-[.DU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A41]-[.DZ41])+([.ED41]-[.EC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I41]-[.EH41])+([.EL41]-[.EK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Q41]-[.EP41])+([.ET41]-[.ES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Y41]-[.EX41])+([.FB41]-[.FA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FG41]-[.FF41])+([.FJ41]-[.FI41])" office:value-type="float" office:value="4">
            <text:p>4</text:p>
          </table:table-cell>
          <table:table-cell table:style-name="ce2" office:value-type="date" office:date-value="2017-03-22">
            <text:p>03-22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7-04-27">
            <text:p>04-27-2017</text:p>
          </table:table-cell>
          <table:table-cell table:number-columns-repeated="2"/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42];-[.B42])+SUM([.F42];-[.E42])" office:value-type="float" office:value="2">
            <text:p>2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formula="of:=([.K42]-[.J42])+([.N42]-[.M42])" office:value-type="float" office:value="0">
            <text:p>0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S42]-[.R42])+([.V42]-[.U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A42]-[.Z42])+([.AD42]-[.AC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I42]-[.AH42])+([.AL42]-[.AK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Q42]-[.AP42])+([.AT42]-[.AS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Y42]-[.AX42])+([.BB42]-[.BA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G42]-[.BF42])+([.BJ42]-[.BI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O42]-[.BN42])+([.BR42]-[.BQ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W42]-[.BV42])+([.BZ42]-[.BY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E42]-[.CD42])+([.CH42]-[.CG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M42]-[.CL42])+([.CP42]-[.CO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U42]-[.CT42])+([.CX42]-[.CW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C42]-[.DB42])+([.DF42]-[.DE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K42]-[.DJ42])+([.DN42]-[.DM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S42]-[.DR42])+([.DV42]-[.DU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A42]-[.DZ42])+([.ED42]-[.EC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I42]-[.EH42])+([.EL42]-[.EK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Q42]-[.EP42])+([.ET42]-[.ES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Y42]-[.EX42])+([.FB42]-[.FA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FG42]-[.FF42])+([.FJ42]-[.FI42])" office:value-type="float" office:value="2">
            <text:p>2</text:p>
          </table:table-cell>
          <table:table-cell table:style-name="ce2" office:value-type="date" office:date-value="2017-03-23">
            <text:p>03-23-2017</text:p>
          </table:table-cell>
          <table:table-cell table:number-columns-repeated="3"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7-04-28">
            <text:p>04-28-2017</text:p>
          </table:table-cell>
          <table:table-cell table:number-columns-repeated="2"/>
          <table:table-cell/>
          <table:table-cell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SUM([.C43];-[.B43])+SUM([.F43];-[.E43])" office:value-type="float" office:value="3.5">
            <text:p>3,5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formula="of:=([.K43]-[.J43])+([.N43]-[.M43])" office:value-type="float" office:value="0">
            <text:p>0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S43]-[.R43])+([.V43]-[.U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A43]-[.Z43])+([.AD43]-[.AC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I43]-[.AH43])+([.AL43]-[.AK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Q43]-[.AP43])+([.AT43]-[.AS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Y43]-[.AX43])+([.BB43]-[.BA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BG43]-[.BF43])+([.BJ43]-[.BI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BO43]-[.BN43])+([.BR43]-[.BQ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BW43]-[.BV43])+([.BZ43]-[.BY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CE43]-[.CD43])+([.CH43]-[.CG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CM43]-[.CL43])+([.CP43]-[.CO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CU43]-[.CT43])+([.CX43]-[.CW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DC43]-[.DB43])+([.DF43]-[.DE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DK43]-[.DJ43])+([.DN43]-[.DM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DS43]-[.DR43])+([.DV43]-[.DU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A43]-[.DZ43])+([.ED43]-[.EC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I43]-[.EH43])+([.EL43]-[.EK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Q43]-[.EP43])+([.ET43]-[.ES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Y43]-[.EX43])+([.FB43]-[.FA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FG43]-[.FF43])+([.FJ43]-[.FI43])" office:value-type="float" office:value="3.5">
            <text:p>3,5</text:p>
          </table:table-cell>
          <table:table-cell table:style-name="ce2" office:value-type="date" office:date-value="2017-03-24">
            <text:p>03-24-2017</text:p>
          </table:table-cell>
          <table:table-cell table:number-columns-repeated="3"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 table:formula="of:=SUM([.H39:.H43])" office:value-type="float" office:value="15.5">
            <text:p>15,5</text:p>
          </table:table-cell>
          <table:table-cell/>
          <table:table-cell table:formula="of:=SUM([.H1:.H43])" office:value-type="float" office:value="133">
            <text:p>133</text:p>
          </table:table-cell>
        </table:table-row>
        <table:table-row table:style-name="ro1">
          <table:table-cell office:value-type="date" office:date-value="2017-05-01">
            <text:p>05-01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number-columns-repeated="2"/>
          <table:table-cell/>
          <table:table-cell table:formula="of:=SUM([.C44];-[.B44])+SUM([.F44];-[.E44])" office:value-type="float" office:value="2">
            <text:p>2</text:p>
          </table:table-cell>
          <table:table-cell/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K44]-[.J44])+([.N44]-[.M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S44]-[.R44])+([.V44]-[.U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A44]-[.Z44])+([.AD44]-[.AC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I44]-[.AH44])+([.AL44]-[.AK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Q44]-[.AP44])+([.AT44]-[.AS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Y44]-[.AX44])+([.BB44]-[.BA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BG44]-[.BF44])+([.BJ44]-[.BI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BO44]-[.BN44])+([.BR44]-[.BQ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BW44]-[.BV44])+([.BZ44]-[.BY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CE44]-[.CD44])+([.CH44]-[.CG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CM44]-[.CL44])+([.CP44]-[.CO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CU44]-[.CT44])+([.CX44]-[.CW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DC44]-[.DB44])+([.DF44]-[.DE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DK44]-[.DJ44])+([.DN44]-[.DM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DS44]-[.DR44])+([.DV44]-[.DU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A44]-[.DZ44])+([.ED44]-[.EC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I44]-[.EH44])+([.EL44]-[.EK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Q44]-[.EP44])+([.ET44]-[.ES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Y44]-[.EX44])+([.FB44]-[.FA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FG44]-[.FF44])+([.FJ44]-[.FI44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date" office:date-value="2017-05-02">
            <text:p>05-02-2017</text:p>
          </table:table-cell>
          <table:table-cell table:number-columns-repeated="2"/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45];-[.B45])+SUM([.F45];-[.E45])" office:value-type="float" office:value="2">
            <text:p>2</text:p>
          </table:table-cell>
          <table:table-cell/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K45]-[.J45])+([.N45]-[.M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S45]-[.R45])+([.V45]-[.U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A45]-[.Z45])+([.AD45]-[.AC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I45]-[.AH45])+([.AL45]-[.AK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Q45]-[.AP45])+([.AT45]-[.AS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Y45]-[.AX45])+([.BB45]-[.BA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G45]-[.BF45])+([.BJ45]-[.BI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O45]-[.BN45])+([.BR45]-[.BQ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W45]-[.BV45])+([.BZ45]-[.BY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E45]-[.CD45])+([.CH45]-[.CG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M45]-[.CL45])+([.CP45]-[.CO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U45]-[.CT45])+([.CX45]-[.CW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C45]-[.DB45])+([.DF45]-[.DE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K45]-[.DJ45])+([.DN45]-[.DM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S45]-[.DR45])+([.DV45]-[.DU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A45]-[.DZ45])+([.ED45]-[.EC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I45]-[.EH45])+([.EL45]-[.EK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Q45]-[.EP45])+([.ET45]-[.ES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Y45]-[.EX45])+([.FB45]-[.FA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FG45]-[.FF45])+([.FJ45]-[.FI45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3"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7-05-03">
            <text:p>05-03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46];-[.B46])+SUM([.F46];-[.E46])"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K46]-[.J46])+([.N46]-[.M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S46]-[.R46])+([.V46]-[.U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A46]-[.Z46])+([.AD46]-[.AC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I46]-[.AH46])+([.AL46]-[.AK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Q46]-[.AP46])+([.AT46]-[.AS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Y46]-[.AX46])+([.BB46]-[.BA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G46]-[.BF46])+([.BJ46]-[.BI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O46]-[.BN46])+([.BR46]-[.BQ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W46]-[.BV46])+([.BZ46]-[.BY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E46]-[.CD46])+([.CH46]-[.CG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M46]-[.CL46])+([.CP46]-[.CO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U46]-[.CT46])+([.CX46]-[.CW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C46]-[.DB46])+([.DF46]-[.DE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K46]-[.DJ46])+([.DN46]-[.DM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S46]-[.DR46])+([.DV46]-[.DU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A46]-[.DZ46])+([.ED46]-[.EC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I46]-[.EH46])+([.EL46]-[.EK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Q46]-[.EP46])+([.ET46]-[.ES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Y46]-[.EX46])+([.FB46]-[.FA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FG46]-[.FF46])+([.FJ46]-[.FI46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7-05-04">
            <text:p>05-04-2017</text:p>
          </table:table-cell>
          <table:table-cell table:number-columns-repeated="2"/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47];-[.B47])+SUM([.F47];-[.E47])" office:value-type="float" office:value="2">
            <text:p>2</text:p>
          </table:table-cell>
          <table:table-cell/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K47]-[.J47])+([.N47]-[.M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S47]-[.R47])+([.V47]-[.U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A47]-[.Z47])+([.AD47]-[.AC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I47]-[.AH47])+([.AL47]-[.AK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Q47]-[.AP47])+([.AT47]-[.AS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Y47]-[.AX47])+([.BB47]-[.BA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G47]-[.BF47])+([.BJ47]-[.BI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O47]-[.BN47])+([.BR47]-[.BQ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W47]-[.BV47])+([.BZ47]-[.BY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E47]-[.CD47])+([.CH47]-[.CG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M47]-[.CL47])+([.CP47]-[.CO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U47]-[.CT47])+([.CX47]-[.CW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C47]-[.DB47])+([.DF47]-[.DE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K47]-[.DJ47])+([.DN47]-[.DM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S47]-[.DR47])+([.DV47]-[.DU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A47]-[.DZ47])+([.ED47]-[.EC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I47]-[.EH47])+([.EL47]-[.EK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Q47]-[.EP47])+([.ET47]-[.ES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Y47]-[.EX47])+([.FB47]-[.FA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FG47]-[.FF47])+([.FJ47]-[.FI47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3"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7-05-05">
            <text:p>05-05-2017</text:p>
          </table:table-cell>
          <table:table-cell table:number-columns-repeated="2"/>
          <table:table-cell/>
          <table:table-cell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SUM([.C48];-[.B48])+SUM([.F48];-[.E48])" office:value-type="float" office:value="3.5">
            <text:p>3,5</text:p>
          </table:table-cell>
          <table:table-cell/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K48]-[.J48])+([.N48]-[.M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S48]-[.R48])+([.V48]-[.U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A48]-[.Z48])+([.AD48]-[.AC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I48]-[.AH48])+([.AL48]-[.AK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Q48]-[.AP48])+([.AT48]-[.AS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Y48]-[.AX48])+([.BB48]-[.BA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BG48]-[.BF48])+([.BJ48]-[.BI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BO48]-[.BN48])+([.BR48]-[.BQ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BW48]-[.BV48])+([.BZ48]-[.BY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CE48]-[.CD48])+([.CH48]-[.CG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CM48]-[.CL48])+([.CP48]-[.CO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CU48]-[.CT48])+([.CX48]-[.CW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DC48]-[.DB48])+([.DF48]-[.DE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DK48]-[.DJ48])+([.DN48]-[.DM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DS48]-[.DR48])+([.DV48]-[.DU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A48]-[.DZ48])+([.ED48]-[.EC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I48]-[.EH48])+([.EL48]-[.EK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Q48]-[.EP48])+([.ET48]-[.ES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Y48]-[.EX48])+([.FB48]-[.FA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FG48]-[.FF48])+([.FJ48]-[.FI48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3"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 table:formula="of:=SUM([.H44:.H48])" office:value-type="float" office:value="13.5">
            <text:p>13,5</text:p>
          </table:table-cell>
          <table:table-cell table:number-columns-repeated="2"/>
        </table:table-row>
        <table:table-row table:style-name="ro1">
          <table:table-cell office:value-type="date" office:date-value="2017-05-08">
            <text:p>05-08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number-columns-repeated="2"/>
          <table:table-cell/>
          <table:table-cell table:formula="of:=SUM([.C49];-[.B49])+SUM([.F49];-[.E49])" office:value-type="float" office:value="2">
            <text:p>2</text:p>
          </table:table-cell>
          <table:table-cell/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K49]-[.J49])+([.N49]-[.M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S49]-[.R49])+([.V49]-[.U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A49]-[.Z49])+([.AD49]-[.AC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I49]-[.AH49])+([.AL49]-[.AK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Q49]-[.AP49])+([.AT49]-[.AS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AY49]-[.AX49])+([.BB49]-[.BA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BG49]-[.BF49])+([.BJ49]-[.BI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BO49]-[.BN49])+([.BR49]-[.BQ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BW49]-[.BV49])+([.BZ49]-[.BY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CE49]-[.CD49])+([.CH49]-[.CG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CM49]-[.CL49])+([.CP49]-[.CO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CU49]-[.CT49])+([.CX49]-[.CW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DC49]-[.DB49])+([.DF49]-[.DE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DK49]-[.DJ49])+([.DN49]-[.DM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DS49]-[.DR49])+([.DV49]-[.DU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A49]-[.DZ49])+([.ED49]-[.EC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I49]-[.EH49])+([.EL49]-[.EK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Q49]-[.EP49])+([.ET49]-[.ES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EY49]-[.EX49])+([.FB49]-[.FA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/>
          <table:table-cell/>
          <table:table-cell table:formula="of:=([.FG49]-[.FF49])+([.FJ49]-[.FI49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style-name="ce3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date" office:date-value="2017-05-09">
            <text:p>05-09-2017</text:p>
          </table:table-cell>
          <table:table-cell table:number-columns-repeated="2"/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50];-[.B50])+SUM([.F50];-[.E50])" office:value-type="float" office:value="2">
            <text:p>2</text:p>
          </table:table-cell>
          <table:table-cell/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K50]-[.J50])+([.N50]-[.M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S50]-[.R50])+([.V50]-[.U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A50]-[.Z50])+([.AD50]-[.AC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I50]-[.AH50])+([.AL50]-[.AK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Q50]-[.AP50])+([.AT50]-[.AS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Y50]-[.AX50])+([.BB50]-[.BA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G50]-[.BF50])+([.BJ50]-[.BI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O50]-[.BN50])+([.BR50]-[.BQ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W50]-[.BV50])+([.BZ50]-[.BY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E50]-[.CD50])+([.CH50]-[.CG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M50]-[.CL50])+([.CP50]-[.CO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U50]-[.CT50])+([.CX50]-[.CW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C50]-[.DB50])+([.DF50]-[.DE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K50]-[.DJ50])+([.DN50]-[.DM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S50]-[.DR50])+([.DV50]-[.DU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A50]-[.DZ50])+([.ED50]-[.EC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I50]-[.EH50])+([.EL50]-[.EK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Q50]-[.EP50])+([.ET50]-[.ES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Y50]-[.EX50])+([.FB50]-[.FA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FG50]-[.FF50])+([.FJ50]-[.FI50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3"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7-05-10">
            <text:p>05-10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51];-[.B51])+SUM([.F51];-[.E51])"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K51]-[.J51])+([.N51]-[.M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S51]-[.R51])+([.V51]-[.U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A51]-[.Z51])+([.AD51]-[.AC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I51]-[.AH51])+([.AL51]-[.AK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Q51]-[.AP51])+([.AT51]-[.AS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Y51]-[.AX51])+([.BB51]-[.BA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G51]-[.BF51])+([.BJ51]-[.BI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O51]-[.BN51])+([.BR51]-[.BQ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W51]-[.BV51])+([.BZ51]-[.BY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E51]-[.CD51])+([.CH51]-[.CG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M51]-[.CL51])+([.CP51]-[.CO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U51]-[.CT51])+([.CX51]-[.CW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C51]-[.DB51])+([.DF51]-[.DE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K51]-[.DJ51])+([.DN51]-[.DM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S51]-[.DR51])+([.DV51]-[.DU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A51]-[.DZ51])+([.ED51]-[.EC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I51]-[.EH51])+([.EL51]-[.EK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Q51]-[.EP51])+([.ET51]-[.ES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Y51]-[.EX51])+([.FB51]-[.FA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FG51]-[.FF51])+([.FJ51]-[.FI51])" office:value-type="float" office:value="4">
            <text:p>4</text:p>
          </table:table-cell>
          <table:table-cell table:style-name="ce2" office:value-type="date" office:date-value="2017-04-07">
            <text:p>04-07-20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7-05-11">
            <text:p>05-11-2017</text:p>
          </table:table-cell>
          <table:table-cell table:number-columns-repeated="2"/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SUM([.C52];-[.B52])+SUM([.F52];-[.E52])" office:value-type="float" office:value="2">
            <text:p>2</text:p>
          </table:table-cell>
          <table:table-cell/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K52]-[.J52])+([.N52]-[.M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S52]-[.R52])+([.V52]-[.U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A52]-[.Z52])+([.AD52]-[.AC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I52]-[.AH52])+([.AL52]-[.AK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Q52]-[.AP52])+([.AT52]-[.AS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AY52]-[.AX52])+([.BB52]-[.BA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G52]-[.BF52])+([.BJ52]-[.BI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O52]-[.BN52])+([.BR52]-[.BQ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BW52]-[.BV52])+([.BZ52]-[.BY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E52]-[.CD52])+([.CH52]-[.CG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M52]-[.CL52])+([.CP52]-[.CO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CU52]-[.CT52])+([.CX52]-[.CW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C52]-[.DB52])+([.DF52]-[.DE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K52]-[.DJ52])+([.DN52]-[.DM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DS52]-[.DR52])+([.DV52]-[.DU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A52]-[.DZ52])+([.ED52]-[.EC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I52]-[.EH52])+([.EL52]-[.EK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Q52]-[.EP52])+([.ET52]-[.ES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EY52]-[.EX52])+([.FB52]-[.FA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([.FG52]-[.FF52])+([.FJ52]-[.FI52])" office:value-type="float" office:value="2">
            <text:p>2</text:p>
          </table:table-cell>
          <table:table-cell table:style-name="ce2" office:value-type="date" office:date-value="2017-04-07">
            <text:p>04-07-2017</text:p>
          </table:table-cell>
          <table:table-cell table:number-columns-repeated="3"/>
          <table:table-cell table:style-name="ce3"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7-05-12">
            <text:p>05-12-2017</text:p>
          </table:table-cell>
          <table:table-cell table:number-columns-repeated="2"/>
          <table:table-cell/>
          <table:table-cell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SUM([.C53];-[.B53])+SUM([.F53];-[.E53])" office:value-type="float" office:value="3.5">
            <text:p>3,5</text:p>
          </table:table-cell>
          <table:table-cell/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K53]-[.J53])+([.N53]-[.M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S53]-[.R53])+([.V53]-[.U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A53]-[.Z53])+([.AD53]-[.AC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I53]-[.AH53])+([.AL53]-[.AK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Q53]-[.AP53])+([.AT53]-[.AS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AY53]-[.AX53])+([.BB53]-[.BA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BG53]-[.BF53])+([.BJ53]-[.BI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BO53]-[.BN53])+([.BR53]-[.BQ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BW53]-[.BV53])+([.BZ53]-[.BY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CE53]-[.CD53])+([.CH53]-[.CG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CM53]-[.CL53])+([.CP53]-[.CO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CU53]-[.CT53])+([.CX53]-[.CW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DC53]-[.DB53])+([.DF53]-[.DE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DK53]-[.DJ53])+([.DN53]-[.DM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DS53]-[.DR53])+([.DV53]-[.DU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A53]-[.DZ53])+([.ED53]-[.EC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I53]-[.EH53])+([.EL53]-[.EK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Q53]-[.EP53])+([.ET53]-[.ES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EY53]-[.EX53])+([.FB53]-[.FA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2"/>
          <table:table-cell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/>
          <table:table-cell table:formula="of:=([.FG53]-[.FF53])+([.FJ53]-[.FI53])" office:value-type="float" office:value="3.5">
            <text:p>3,5</text:p>
          </table:table-cell>
          <table:table-cell table:style-name="ce2" office:value-type="date" office:date-value="2017-04-07">
            <text:p>04-07-2017</text:p>
          </table:table-cell>
          <table:table-cell table:number-columns-repeated="3"/>
          <table:table-cell table:style-name="ce3" office:value-type="float" office:value="14.5">
            <text:p>14,5</text:p>
          </table:table-cell>
          <table:table-cell office:value-type="float" office:value="18">
            <text:p>18</text:p>
          </table:table-cell>
          <table:table-cell table:formula="of:=SUM([.H49:.H53])" office:value-type="float" office:value="13.5">
            <text:p>13,5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4"/>
        </table:table-row>
        <table:table-row table:style-name="ro3">
          <table:table-cell/>
          <table:table-cell table:style-name="ce2" office:value-type="string">
            <text:p>inizio mattino</text:p>
          </table:table-cell>
          <table:table-cell office:value-type="string">
            <text:p>fine mattino</text:p>
          </table:table-cell>
          <table:table-cell/>
          <table:table-cell table:style-name="Default" office:value-type="string">
            <text:p>inizio pomeridiano</text:p>
          </table:table-cell>
          <table:table-cell office:value-type="string">
            <text:p>Fine pomeridiano</text:p>
          </table:table-cell>
          <table:table-cell/>
          <table:table-cell office:value-type="string">
            <text:p>ore giornaliere:</text:p>
          </table:table-cell>
          <table:table-cell/>
          <table:table-cell table:style-name="ce4" office:value-type="string">
            <text:p>ore totali:</text:p>
          </table:table-cell>
          <table:table-cell table:formula="of:=SUM([.H1:.H55])" office:value-type="float" office:value="160">
            <text:p>160</text:p>
          </table:table-cell>
          <table:table-cell table:number-columns-repeated="163"/>
          <table:table-cell table:formula="of:=SUM([.H1:.H55])" office:value-type="float" office:value="160">
            <text:p>160</text:p>
          </table:table-cell>
          <table:table-cell table:number-columns-repeated="2"/>
        </table:table-row>
        <table:table-row table:style-name="ro3" table:number-rows-repeated="15">
          <table:table-cell table:number-columns-repeated="4"/>
          <table:table-cell table:style-name="Default"/>
          <table:table-cell table:number-columns-repeated="172"/>
        </table:table-row>
        <table:table-row table:style-name="ro3" table:number-rows-repeated="2">
          <table:table-cell table:style-name="ce1"/>
          <table:table-cell table:number-columns-repeated="3"/>
          <table:table-cell table:style-name="Default"/>
          <table:table-cell table:number-columns-repeated="172"/>
        </table:table-row>
        <table:table-row table:style-name="ro3">
          <table:table-cell table:style-name="ce1"/>
          <table:table-cell table:number-columns-repeated="3"/>
          <table:table-cell table:style-name="Default"/>
          <table:table-cell table:number-columns-repeated="172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5" number:title="Definito dall'utente">
      <number:month number:style="long"/>
      <number:text>-</number:text>
      <number:day number:style="long"/>
      <number:text>-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26/04/2017</text:date>, <text:time>16.35.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 M</meta:initial-creator>
    <meta:creation-date>2017-03-10T20:38:54.28</meta:creation-date>
    <dc:date>2017-04-26T16:35:20.63</dc:date>
    <dc:creator>H M</dc:creator>
    <meta:editing-duration>PT2H51M55S</meta:editing-duration>
    <meta:editing-cycles>30</meta:editing-cycles>
    <meta:generator>OpenOffice/4.1.1$Win32 OpenOffice.org_project/411m6$Build-9775</meta:generator>
    <meta:document-statistic meta:table-count="3" meta:cell-count="2786" meta:object-count="0"/>
  </office:meta>
</office:document-meta>
</file>